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b04" officeooo:paragraph-rsid="001065a8"/>
    </style:style>
    <style:style style:name="P2" style:family="paragraph" style:parent-style-name="Standard">
      <style:paragraph-properties fo:text-align="justify" style:justify-single-word="false"/>
      <style:text-properties officeooo:rsid="000e6b04" officeooo:paragraph-rsid="000e6b04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0e6b04" officeooo:paragraph-rsid="001065a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officeooo:rsid="001065a8" officeooo:paragraph-rsid="001065a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0e6b04" officeooo:paragraph-rsid="0014768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065a8" officeooo:paragraph-rsid="0014768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160c8" officeooo:paragraph-rsid="001160c8"/>
    </style:style>
    <style:style style:name="P8" style:family="paragraph" style:parent-style-name="Standard">
      <style:paragraph-properties fo:text-align="start" style:justify-single-word="false"/>
      <style:text-properties officeooo:rsid="001160c8" officeooo:paragraph-rsid="00147684"/>
    </style:style>
    <style:style style:name="P9" style:family="paragraph" style:parent-style-name="Standard">
      <style:paragraph-properties fo:text-align="justify" style:justify-single-word="false"/>
      <style:text-properties officeooo:rsid="001160c8" officeooo:paragraph-rsid="000e6b04"/>
    </style:style>
    <style:style style:name="P10" style:family="paragraph" style:parent-style-name="Standard">
      <style:paragraph-properties fo:text-align="justify" style:justify-single-word="false"/>
      <style:text-properties officeooo:rsid="001160c8" officeooo:paragraph-rsid="0015d0d3"/>
    </style:style>
    <style:style style:name="P11" style:family="paragraph" style:parent-style-name="Standard">
      <style:paragraph-properties fo:text-align="justify" style:justify-single-word="false"/>
      <style:text-properties officeooo:rsid="001160c8" officeooo:paragraph-rsid="0015eb3f"/>
    </style:style>
    <style:style style:name="P12" style:family="paragraph" style:parent-style-name="Standard">
      <style:paragraph-properties fo:text-align="justify" style:justify-single-word="false"/>
      <style:text-properties officeooo:rsid="000e6b04" officeooo:paragraph-rsid="00147684"/>
    </style:style>
    <style:style style:name="P13" style:family="paragraph" style:parent-style-name="Standard">
      <style:text-properties officeooo:rsid="000e6b04" officeooo:paragraph-rsid="0015eb3f"/>
    </style:style>
    <style:style style:name="P14" style:family="paragraph" style:parent-style-name="Standard">
      <style:paragraph-properties fo:text-align="justify" style:justify-single-word="false"/>
      <style:text-properties officeooo:rsid="00147684" officeooo:paragraph-rsid="00147684"/>
    </style:style>
    <style:style style:name="P15" style:family="paragraph" style:parent-style-name="Standard">
      <style:paragraph-properties fo:text-align="justify" style:justify-single-word="false"/>
      <style:text-properties officeooo:rsid="0015d0d3" officeooo:paragraph-rsid="0015d0d3"/>
    </style:style>
    <style:style style:name="T1" style:family="text">
      <style:text-properties officeooo:rsid="001065a8"/>
    </style:style>
    <style:style style:name="T2" style:family="text">
      <style:text-properties officeooo:rsid="001160c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6ecb"/>
    </style:style>
    <style:style style:name="T5" style:family="text">
      <style:text-properties style:text-underline-style="solid" style:text-underline-width="auto" style:text-underline-color="font-color" officeooo:rsid="001065a8"/>
    </style:style>
    <style:style style:name="T6" style:family="text">
      <style:text-properties style:text-underline-style="solid" style:text-underline-width="auto" style:text-underline-color="font-color" officeooo:rsid="0015d0d3"/>
    </style:style>
    <style:style style:name="T7" style:family="text">
      <style:text-properties officeooo:rsid="00126ecb"/>
    </style:style>
    <style:style style:name="T8" style:family="text">
      <style:text-properties officeooo:rsid="00147684"/>
    </style:style>
    <style:style style:name="T9" style:family="text">
      <style:text-properties officeooo:rsid="0015d0d3"/>
    </style:style>
    <style:style style:name="T10" style:family="text">
      <style:text-properties style:text-underline-style="none" fo:font-weight="bold" officeooo:rsid="00147684" style:font-weight-asian="bold" style:font-weight-complex="bold"/>
    </style:style>
    <style:style style:name="T11" style:family="text">
      <style:text-properties style:text-underline-style="none" fo:font-weight="bold" officeooo:rsid="0015d0d3" style:font-weight-asian="bold" style:font-weight-complex="bold"/>
    </style:style>
    <style:style style:name="T12" style:family="text">
      <style:text-properties style:text-underline-style="none" fo:font-weight="bold" officeooo:rsid="0015eb3f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47684" style:font-weight-asian="normal" style:font-weight-complex="normal"/>
    </style:style>
    <style:style style:name="T15" style:family="text">
      <style:text-properties style:text-underline-style="none" officeooo:rsid="0015d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lho <text:span text:style-name="T7">de Avaliação</text:span> 2º Info<text:span text:style-name="T1">rmática</text:span>.</text:p>
      <text:p text:style-name="P4">Disciplinas: BD <text:span text:style-name="T8">e </text:span>IPW <text:span text:style-name="T8">(6.0)</text:span></text:p>
      <text:p text:style-name="P3"/>
      <text:p text:style-name="P7"/>
      <text:p text:style-name="P2">1 – Propor um solução computacional <text:span text:style-name="T2">via Web</text:span>, para que possamos controlar <text:span text:style-name="T7">o ciclo de Palestras do curso Técnico</text:span>. Para isso devemos manter um cadastro atualizado dos dados dos <text:span text:style-name="T7">palestrantes</text:span>. <text:span text:style-name="T2">Desta forma seguem alguns requisitos:</text:span></text:p>
      <text:p text:style-name="P9"/>
      <text:p text:style-name="P10">- O seu papel neste projeto, será, criar uma base de dados denominada de “baseLisboa<text:span text:style-name="T7">CicloPalestra</text:span>” e neste criar uma tabela com o nome de <text:span text:style-name="T7">palestrantes</text:span>. <text:span text:style-name="T3">Como o projeto é inicial, vamos assumir que um </text:span><text:span text:style-name="T4">palestrante</text:span><text:span text:style-name="T3"> </text:span><text:span text:style-name="T4">só se apresenta uma vez no evento. </text:span><text:span text:style-name="T11">(1 ponto) </text:span></text:p>
      <text:p text:style-name="P11">- Construída a base de dados, devemos criar um arquivo de conexão com a base de dados. <text:span text:style-name="T11">(1 ponto) </text:span></text:p>
      <text:p text:style-name="P11">- Um <text:s/>formulário Web que possa alimentar os dados dos <text:span text:style-name="T7">palestrantes. </text:span><text:span text:style-name="T11">(1 ponto) </text:span></text:p>
      <text:p text:style-name="P11">- Um arquivo que recebe os dados e armazena estes dados na tabela <text:span text:style-name="T7">palestrantes</text:span>. Ao finalizar o cadastro, o sistema deve informar <text:span text:style-name="T7">a coordenadora</text:span> se o cadastro foi realizado com sucesso, ou não. <text:span text:style-name="T11">(1 ponto) </text:span></text:p>
      <text:p text:style-name="P13">-<text:span text:style-name="T3"> A direção de um colégio, necessita </text:span><text:span text:style-name="T5">dos seguintes relatórios.</text:span></text:p>
      <text:p text:style-name="P13"><text:tab/>- <text:span text:style-name="T1">Lista dos palestrantes</text:span> <text:span text:style-name="T7">para emissão do certificado (nome, formação do palestra, Evento, tema, ano) do ano atual.</text:span><text:span text:style-name="T11">(</text:span><text:span text:style-name="T12">0,5</text:span><text:span text:style-name="T11"> ponto) </text:span></text:p>
      <text:p text:style-name="P13"><text:tab/>- <text:span text:style-name="T1">Lista geral de todos os palestrantes (nome, telefone, e-mail, cidade, formação do palestra, Evento, palestrante, tema, data, horario)</text:span>.<text:span text:style-name="T11">(</text:span><text:span text:style-name="T12">0,5</text:span><text:span text:style-name="T11"> ponto) </text:span></text:p>
      <text:p text:style-name="P13"><text:tab/>- <text:span text:style-name="T1">Formação dos palestrantes (nome, formação dos palestrantes).</text:span><text:span text:style-name="T11">(</text:span><text:span text:style-name="T12">0,5</text:span><text:span text:style-name="T11"> ponto) </text:span></text:p>
      <text:p text:style-name="P13"><text:tab/>- <text:span text:style-name="T7">Convite para o evento contendo: Evento, palestrante, tema, data, horario do ano atual.</text:span><text:span text:style-name="T11">(</text:span><text:span text:style-name="T12">0,5</text:span><text:span text:style-name="T11"> ponto) </text:span></text:p>
      <text:p text:style-name="P1"/>
      <text:p text:style-name="Horizontal_20_Line"/>
      <text:p text:style-name="P5">Trabalho <text:span text:style-name="T7">de Avaliação</text:span> 2º Info<text:span text:style-name="T1">rmática</text:span>.</text:p>
      <text:p text:style-name="P6">Disciplinas: <text:span text:style-name="T8">LP</text:span> <text:span text:style-name="T8">(6.0)</text:span></text:p>
      <text:p text:style-name="P5"/>
      <text:p text:style-name="P8"/>
      <text:p text:style-name="P12">1 - <text:span text:style-name="T9">(3,0) </text:span>– <text:span text:style-name="T8">Neste bimestre a nossa avaliação será com o Projeto de Automação, sendo assim, você deveram me entregar um documento web contendo:</text:span></text:p>
      <text:p text:style-name="P12"><text:span text:style-name="T8"><text:tab/>- Fases do Desenvolvimento do projeto.</text:span></text:p>
      <text:p text:style-name="P14"><text:tab/>- Desenho estrutural da maquete (rabiscos).</text:p>
      <text:p text:style-name="P14"><text:tab/>- Fotos de cada etapa da maquete.</text:p>
      <text:p text:style-name="P14"><text:tab/>- Desenho do circuito eletrônico e o Código Fonte a ser projetado e implementado até o momento.</text:p>
      <text:p text:style-name="P14"/>
      <text:p text:style-name="P15">2 - <text:span text:style-name="T14"><text:s/>(3.</text:span><text:span text:style-name="T13">0</text:span><text:span text:style-name="T14">) - </text:span>Par<text:span text:style-name="T14">ticipação no proje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8:17:51.163222769</meta:creation-date>
    <meta:editing-duration>PT13M56S</meta:editing-duration>
    <meta:editing-cycles>5</meta:editing-cycles>
    <meta:generator>LibreOffice/5.1.6.2$Linux_X86_64 LibreOffice_project/10m0$Build-2</meta:generator>
    <dc:date>2018-09-24T11:21:58.227850994</dc:date>
    <meta:document-statistic meta:table-count="0" meta:image-count="0" meta:object-count="0" meta:page-count="1" meta:paragraph-count="20" meta:word-count="303" meta:character-count="1886" meta:non-whitespace-character-count="1583"/>
  </office:meta>
</office:document-meta>
</file>